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/>
    <style:font-face style:name="標楷體1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Calibri" svg:font-family="Calibri" style:font-family-generic="swiss" style:font-pitch="variable"/>
    <style:font-face style:name="新細明體" svg:font-family="新細明體" style:font-family-generic="swiss" style:font-pitch="variable"/>
  </office:font-face-decls>
  <office:automatic-styles>
    <style:style style:name="表格2" style:family="table" style:master-page-name="MP0">
      <style:table-properties style:width="24.62cm" style:rel-width="100%" fo:margin-left="0cm" style:page-number="auto" table:align="left"/>
    </style:style>
    <style:style style:name="表格2.A" style:family="table-column">
      <style:table-column-properties style:column-width="2.096cm" style:rel-column-width="1188*"/>
    </style:style>
    <style:style style:name="表格2.B" style:family="table-column">
      <style:table-column-properties style:column-width="4.41cm" style:rel-column-width="2500*"/>
    </style:style>
    <style:style style:name="表格2.C" style:family="table-column">
      <style:table-column-properties style:column-width="2.602cm" style:rel-column-width="1475*"/>
    </style:style>
    <style:style style:name="表格2.D" style:family="table-column">
      <style:table-column-properties style:column-width="1.191cm" style:rel-column-width="675*"/>
    </style:style>
    <style:style style:name="表格2.E" style:family="table-column">
      <style:table-column-properties style:column-width="1.609cm" style:rel-column-width="912*"/>
    </style:style>
    <style:style style:name="表格2.G" style:family="table-column">
      <style:table-column-properties style:column-width="3.196cm" style:rel-column-width="1812*"/>
    </style:style>
    <style:style style:name="表格2.H" style:family="table-column">
      <style:table-column-properties style:column-width="2.492cm" style:rel-column-width="1413*"/>
    </style:style>
    <style:style style:name="表格2.I" style:family="table-column">
      <style:table-column-properties style:column-width="2.402cm" style:rel-column-width="1362*"/>
    </style:style>
    <style:style style:name="表格2.J" style:family="table-column">
      <style:table-column-properties style:column-width="2.528cm" style:rel-column-width="1433*"/>
    </style:style>
    <style:style style:name="表格2.1" style:family="table-row">
      <style:table-row-properties style:min-row-height="0.099cm"/>
    </style:style>
    <style:style style:name="表格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4" style:family="table-row">
      <style:table-row-properties style:min-row-height="1.485cm"/>
    </style:style>
    <style:style style:name="表格2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Text_20_body">
      <style:paragraph-properties fo:line-height="100%" fo:text-align="center" style:justify-single-word="false" fo:orphans="2" fo:widows="2"/>
      <style:text-properties fo:color="#000000" style:font-name="標楷體1" fo:font-size="8pt" fo:font-weight="bold" officeooo:paragraph-rsid="000ccc1f" style:letter-kerning="false" style:font-name-asian="標楷體1" style:font-size-asian="8pt" style:font-weight-asian="bold" style:font-name-complex="新細明體1" style:font-size-complex="8pt" style:font-weight-complex="bold"/>
    </style:style>
    <style:style style:name="P2" style:family="paragraph" style:parent-style-name="Text_20_body">
      <style:paragraph-properties fo:line-height="100%" fo:text-align="center" style:justify-single-word="false" fo:orphans="2" fo:widows="2"/>
      <style:text-properties fo:color="#000000" style:font-name="標楷體1" fo:font-size="8pt" fo:font-weight="bold" officeooo:paragraph-rsid="001374ac" style:letter-kerning="false" style:font-name-asian="標楷體1" style:font-size-asian="8pt" style:font-weight-asian="bold" style:font-name-complex="新細明體1" style:font-size-complex="8pt" style:font-weight-complex="bold"/>
    </style:style>
    <style:style style:name="P3" style:family="paragraph" style:parent-style-name="Text_20_body">
      <style:paragraph-properties fo:line-height="100%" fo:text-align="center" style:justify-single-word="false" fo:orphans="2" fo:widows="2"/>
      <style:text-properties fo:color="#000000" style:font-name="標楷體1" fo:font-size="10pt" fo:font-weight="bold" officeooo:paragraph-rsid="000ccc1f" style:letter-kerning="false" style:font-name-asian="標楷體1" style:font-size-asian="10pt" style:font-weight-asian="bold" style:font-name-complex="新細明體1" style:font-size-complex="10pt" style:font-weight-complex="bold"/>
    </style:style>
    <style:style style:name="P4" style:family="paragraph" style:parent-style-name="Text_20_body">
      <style:paragraph-properties fo:line-height="100%" fo:text-align="start" style:justify-single-word="false" fo:orphans="2" fo:widows="2"/>
      <style:text-properties fo:color="#ec9ba4" style:font-name="標楷體1" fo:font-size="10pt" fo:font-weight="bold" officeooo:paragraph-rsid="000ccc1f" style:letter-kerning="false" style:font-name-asian="標楷體1" style:font-size-asian="10pt" style:font-weight-asian="bold" style:font-name-complex="新細明體1" style:font-size-complex="10pt" style:font-weight-complex="bold"/>
    </style:style>
    <style:style style:name="P5" style:family="paragraph" style:parent-style-name="Text_20_body">
      <style:paragraph-properties fo:line-height="100%" fo:text-align="center" style:justify-single-word="false" fo:orphans="2" fo:widows="2" fo:break-before="page" style:writing-mode="lr-tb"/>
      <style:text-properties fo:color="#000000" style:font-name="標楷體1" fo:font-size="10pt" fo:font-weight="bold" officeooo:paragraph-rsid="000ccc1f" style:letter-kerning="false" style:font-name-asian="標楷體1" style:font-size-asian="10pt" style:font-weight-asian="bold" style:font-name-complex="新細明體1" style:font-size-complex="10pt"/>
    </style:style>
    <style:style style:name="P6" style:family="paragraph" style:parent-style-name="Standard">
      <style:text-properties officeooo:paragraph-rsid="000ccc1f"/>
    </style:style>
    <style:style style:name="P7" style:family="paragraph" style:parent-style-name="Text_20_body">
      <style:paragraph-properties fo:line-height="100%" fo:text-align="start" style:justify-single-word="false" fo:orphans="2" fo:widows="2"/>
      <style:text-properties officeooo:paragraph-rsid="0010d4fb"/>
    </style:style>
    <style:style style:name="P8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officeooo:paragraph-rsid="0010d4fb" style:letter-kerning="false" style:font-name-asian="標楷體1" style:font-size-asian="8pt" style:font-name-complex="新細明體1" style:font-size-complex="10pt"/>
    </style:style>
    <style:style style:name="P9" style:family="paragraph" style:parent-style-name="Text_20_body">
      <style:paragraph-properties fo:line-height="100%" fo:text-align="center" style:justify-single-word="false" fo:orphans="2" fo:widows="2"/>
      <style:text-properties fo:color="#000000" style:font-name="標楷體1" fo:font-size="8pt" fo:font-weight="bold" officeooo:paragraph-rsid="000ccc1f" style:letter-kerning="false" style:font-name-asian="標楷體1" style:font-size-asian="8pt" style:font-weight-asian="bold" style:font-name-complex="新細明體1" style:font-size-complex="8pt" style:font-weight-complex="bold"/>
    </style:style>
    <style:style style:name="P10" style:family="paragraph" style:parent-style-name="Text_20_body">
      <style:paragraph-properties fo:line-height="100%" fo:text-align="center" style:justify-single-word="false" fo:orphans="2" fo:widows="2"/>
      <style:text-properties fo:color="#000000" style:font-name="標楷體1" fo:font-size="8pt" fo:font-weight="bold" officeooo:paragraph-rsid="001374ac" style:letter-kerning="false" style:font-name-asian="標楷體1" style:font-size-asian="8pt" style:font-weight-asian="bold" style:font-name-complex="新細明體1" style:font-size-complex="8pt" style:font-weight-complex="bold"/>
    </style:style>
    <style:style style:name="P11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fo:font-weight="normal" officeooo:paragraph-rsid="0017b6c2" style:letter-kerning="false" style:font-name-asian="標楷體1" style:font-size-asian="8pt" style:font-weight-asian="normal" style:font-name-complex="新細明體1" style:font-size-complex="8pt" style:font-weight-complex="normal"/>
    </style:style>
    <style:style style:name="P12" style:family="paragraph" style:parent-style-name="Text_20_body">
      <style:paragraph-properties fo:line-height="100%" fo:text-align="center" style:justify-single-word="false" fo:orphans="2" fo:widows="2"/>
      <style:text-properties fo:color="#ec9ba4" style:font-name="標楷體1" fo:font-size="8pt" fo:font-weight="bold" officeooo:paragraph-rsid="000ccc1f" style:letter-kerning="false" style:font-name-asian="標楷體1" style:font-size-asian="8pt" style:font-weight-asian="bold" style:font-name-complex="新細明體1" style:font-size-complex="8pt" style:font-weight-complex="bold"/>
    </style:style>
    <style:style style:name="P13" style:family="paragraph" style:parent-style-name="Text_20_body">
      <style:paragraph-properties fo:line-height="100%" fo:text-align="center" style:justify-single-word="false" fo:orphans="2" fo:widows="2" style:writing-mode="rl-tb"/>
      <style:text-properties officeooo:paragraph-rsid="0017b6c2"/>
    </style:style>
    <style:style style:name="T1" style:family="text">
      <style:text-properties fo:color="#000000" style:font-name="標楷體1" fo:font-size="8pt" style:letter-kerning="false" style:font-name-asian="標楷體1" style:font-size-asian="8pt" style:font-name-complex="新細明體1" style:font-size-complex="10pt"/>
    </style:style>
    <style:style style:name="T2" style:family="text">
      <style:text-properties fo:color="#000000" style:font-name="標楷體1" fo:font-size="8pt" fo:font-weight="bold" officeooo:rsid="0017b6c2" style:letter-kerning="false" style:font-name-asian="標楷體1" style:font-size-asian="8pt" style:font-weight-asian="bold" style:font-name-complex="新細明體1" style:font-size-complex="8pt" style:font-weight-complex="bold"/>
    </style:style>
    <style:style style:name="T3" style:family="text"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fo:color="#c9211e"/>
    </style:style>
    <style:style style:name="T5" style:family="text">
      <style:text-properties officeooo:rsid="0017b6c2"/>
    </style:style>
    <style:style style:name="T6" style:family="text">
      <style:text-properties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A"/>
        <table:table-column table:style-name="表格2.G"/>
        <table:table-column table:style-name="表格2.H"/>
        <table:table-column table:style-name="表格2.I"/>
        <table:table-column table:style-name="表格2.J"/>
        <table:table-row table:style-name="表格2.1">
          <table:table-cell table:style-name="表格2.A1" table:number-columns-spanned="10" office:value-type="string">
            <text:p text:style-name="P5">單位既有典藏暨數位物件盤點表<text:span text:style-name="T4">（填寫範例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P3">計畫名稱</text:p>
          </table:table-cell>
          <table:table-cell table:style-name="表格2.A1" table:number-columns-spanned="9" office:value-type="string">
            <text:p text:style-name="P4"><text:span text:style-name="T4">（請填寫計畫全銜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P3">申請單位</text:p>
          </table:table-cell>
          <table:table-cell table:style-name="表格2.A1" table:number-columns-spanned="9" office:value-type="string">
            <text:p text:style-name="P4"><text:span text:style-name="T4">（請填寫單位全銜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1" office:value-type="string">
            <text:p text:style-name="P1">主題</text:p>
          </table:table-cell>
          <table:table-cell table:style-name="表格2.A1" office:value-type="string">
            <text:p text:style-name="P1">典藏盤點或數位典藏<text:line-break/>相關計畫名稱</text:p>
          </table:table-cell>
          <table:table-cell table:style-name="表格2.C4" office:value-type="string">
            <text:p text:style-name="P2">典藏主題說明</text:p>
          </table:table-cell>
          <table:table-cell table:style-name="表格2.C4" office:value-type="string">
            <text:p text:style-name="P2">預估<text:line-break/>筆數</text:p>
          </table:table-cell>
          <table:table-cell table:style-name="表格2.A1" office:value-type="string">
            <text:p text:style-name="P1">是否<text:line-break/>數位化</text:p>
          </table:table-cell>
          <table:table-cell table:style-name="表格2.A1" office:value-type="string">
            <text:p text:style-name="P1">是否建置完成<text:line-break/>詮釋資料<text:line-break/>M<text:span text:style-name="T5">etadata</text:span></text:p>
          </table:table-cell>
          <table:table-cell table:style-name="表格2.A1" office:value-type="string">
            <text:p text:style-name="P13"><text:span text:style-name="T2">資料是否尚需優化以符合記憶庫收存規格</text:span></text:p>
          </table:table-cell>
          <table:table-cell table:style-name="表格2.A1" office:value-type="string">
            <text:p text:style-name="P1">預計導入國家文化記憶庫方法</text:p>
          </table:table-cell>
          <table:table-cell table:style-name="表格2.A1" office:value-type="string">
            <text:p text:style-name="P1">詮釋資料<text:line-break/>評估開授權情況</text:p>
          </table:table-cell>
          <table:table-cell table:style-name="表格2.A1" office:value-type="string">
            <text:p text:style-name="P1">數位物件及小圖<text:line-break/>評估開放<text:line-break/>公眾授權情形</text:p>
          </table:table-cell>
        </table:table-row>
        <table:table-row table:style-name="表格2.1"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"/>
          </table:table-cell>
          <table:table-cell table:style-name="表格2.C5" office:value-type="string">
            <text:p text:style-name="P2"/>
          </table:table-cell>
          <table:table-cell table:style-name="表格2.C5" office:value-type="string">
            <text:p text:style-name="P2"/>
          </table:table-cell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2">敬請文字說明，與相關欄位可能對應記憶庫欄位情形</text:p>
          </table:table-cell>
          <table:table-cell table:style-name="表格2.A5" office:value-type="string">
            <text:p text:style-name="P11"><text:span text:style-name="T6">□ </text:span>API介接<text:line-break/><text:span text:style-name="T6">□ </text:span>導入收存系統</text:p>
          </table:table-cell>
          <table:table-cell table:style-name="表格2.A5" office:value-type="string">
            <text:p text:style-name="P8">□ CC-BY</text:p>
            <text:p text:style-name="P8">□ CC-BY-ND<text:line-break/>□ 其他____</text:p>
          </table:table-cell>
          <table:table-cell table:style-name="表格2.A5" office:value-type="string">
            <text:p text:style-name="P7"><text:span text:style-name="預設段落字型"><text:span text:style-name="T1">□ CC-BY-NC<text:line-break/>□公開瀏覽<text:line-break/>□ 其他____</text:span></text:span></text:p>
          </table:table-cell>
        </table:table-row>
        <table:table-row table:style-name="表格2.1"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"/>
          </table:table-cell>
          <table:table-cell table:style-name="表格2.C5" office:value-type="string">
            <text:p text:style-name="P2"/>
          </table:table-cell>
          <table:table-cell table:style-name="表格2.C5" office:value-type="string">
            <text:p text:style-name="P2"/>
          </table:table-cell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2">敬請文字說明，與相關欄位可能對應記憶庫欄位情形</text:p>
          </table:table-cell>
          <table:table-cell table:style-name="表格2.A5" office:value-type="string">
            <text:p text:style-name="P11"><text:span text:style-name="T6">□ </text:span>API介接<text:line-break/><text:span text:style-name="T6">□ </text:span>導入收存系統</text:p>
          </table:table-cell>
          <table:table-cell table:style-name="表格2.A5" office:value-type="string">
            <text:p text:style-name="P8">□ CC-BY</text:p>
            <text:p text:style-name="P8">□ CC-BY-ND<text:line-break/>□ 其他____</text:p>
          </table:table-cell>
          <table:table-cell table:style-name="表格2.A5" office:value-type="string">
            <text:p text:style-name="P7"><text:span text:style-name="預設段落字型"><text:span text:style-name="T1">□ CC-BY-NC<text:line-break/>□公開瀏覽<text:line-break/>□ 其他____</text:span></text:span></text:p>
          </table:table-cell>
        </table:table-row>
        <table:table-row table:style-name="表格2.1"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"/>
          </table:table-cell>
          <table:table-cell table:style-name="表格2.C5" office:value-type="string">
            <text:p text:style-name="P2"/>
          </table:table-cell>
          <table:table-cell table:style-name="表格2.C5" office:value-type="string">
            <text:p text:style-name="P2"/>
          </table:table-cell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2">敬請文字說明，與相關欄位可能對應記憶庫欄位情形</text:p>
          </table:table-cell>
          <table:table-cell table:style-name="表格2.A5" office:value-type="string">
            <text:p text:style-name="P11"><text:span text:style-name="T6">□ </text:span>API介接<text:line-break/><text:span text:style-name="T6">□ </text:span>導入收存系統</text:p>
          </table:table-cell>
          <table:table-cell table:style-name="表格2.A5" office:value-type="string">
            <text:p text:style-name="P8">□ CC-BY</text:p>
            <text:p text:style-name="P8">□ CC-BY-ND<text:line-break/>□ 其他____</text:p>
          </table:table-cell>
          <table:table-cell table:style-name="表格2.A5" office:value-type="string">
            <text:p text:style-name="P7"><text:span text:style-name="預設段落字型"><text:span text:style-name="T1">□ CC-BY-NC<text:line-break/>□公開瀏覽<text:line-break/>□ 其他____</text:span></text:span></text:p>
          </table:table-cell>
        </table:table-row>
        <table:table-row table:style-name="表格2.1"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"/>
          </table:table-cell>
          <table:table-cell table:style-name="表格2.C5" office:value-type="string">
            <text:p text:style-name="P2"/>
          </table:table-cell>
          <table:table-cell table:style-name="表格2.C5" office:value-type="string">
            <text:p text:style-name="P2"/>
          </table:table-cell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"/>
          </table:table-cell>
          <table:table-cell table:style-name="表格2.A5" office:value-type="string">
            <text:p text:style-name="P12">敬請文字說明，與相關欄位可能對應記憶庫欄位情形</text:p>
          </table:table-cell>
          <table:table-cell table:style-name="表格2.A5" office:value-type="string">
            <text:p text:style-name="P11"><text:span text:style-name="T6">□ </text:span>API介接<text:line-break/><text:span text:style-name="T6">□ </text:span>導入收存系統</text:p>
          </table:table-cell>
          <table:table-cell table:style-name="表格2.A5" office:value-type="string">
            <text:p text:style-name="P8">□ CC-BY</text:p>
            <text:p text:style-name="P8">□ CC-BY-ND<text:line-break/>□ 其他____</text:p>
          </table:table-cell>
          <table:table-cell table:style-name="表格2.A5" office:value-type="string">
            <text:p text:style-name="P7"><text:span text:style-name="預設段落字型"><text:span text:style-name="T1">□ CC-BY-NC<text:line-break/>□公開瀏覽<text:line-break/>□ 其他____</text:span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/>
    <style:font-face style:name="標楷體1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Calibri" svg:font-family="Calibri" style:font-family-generic="swiss" style:font-pitch="variable"/>
    <style:font-face style:name="新細明體" svg:font-family="新細明體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1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1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class="text">
      <style:paragraph-properties fo:line-height="100%" fo:text-align="center" style:justify-single-word="false" fo:orphans="2" fo:widows="2" fo:hyphenation-ladder-count="no-limit"/>
      <style:text-properties fo:color="#ec9ba4" style:font-name="標楷體1" fo:font-family="標楷體" style:font-family-generic="script" style:font-pitch="fixed" fo:font-size="10pt" officeooo:rsid="000ab029" style:letter-kerning="false" style:font-name-asian="標楷體1" style:font-family-asian="標楷體" style:font-family-generic-asian="script" style:font-pitch-asian="fixed" style:font-size-asian="10pt" style:font-name-complex="新細明體1" style:font-family-complex="新細明體" style:font-family-generic-complex="roman" style:font-pitch-complex="variable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範例文字" style:family="paragraph" style:parent-style-name="Text_20_body">
      <style:text-properties fo:font-weight="bold" style:font-weight-asian="bold" style:font-weight-complex="bold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.175cm" fo:margin-bottom="3.175cm" fo:margin-left="2.54cm" fo:margin-right="2.54cm" style:writing-mode="lr-tb" style:layout-grid-color="#c0c0c0" style:layout-grid-lines="50" style:layout-grid-base-height="0.293cm" style:layout-grid-ruby-height="0.035cm" style:layout-grid-mode="line" style:layout-grid-ruby-below="false" style:layout-grid-print="false" style:layout-grid-display="fals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title/>
    <dc:description/>
    <dc:subject/>
    <meta:initial-creator>劉俊彥</meta:initial-creator>
    <dc:creator>劉 俊彥</dc:creator>
    <meta:creation-date>2019-08-19T02:13:00Z</meta:creation-date>
    <dc:date>2019-08-23T13:33:38.628000000</dc:date>
    <meta:editing-cycles>8</meta:editing-cycles>
    <meta:editing-duration>PT1H18M41S</meta:editing-duration>
    <meta:document-statistic meta:table-count="1" meta:image-count="0" meta:object-count="0" meta:page-count="1" meta:paragraph-count="35" meta:word-count="360" meta:character-count="523" meta:non-whitespace-character-count="471"/>
    <meta:template xlink:type="simple" xlink:actuate="onRequest" xlink:title="" xlink:href="Normal.dotm"/>
  </office:meta>
</office:document-meta>
</file>